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0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5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6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0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1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3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6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4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6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2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4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5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0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1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4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5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6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4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7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4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2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1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1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8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19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0" draw:text-style-name="P11" xml:id="id40" draw:id="id40" draw:layer="layout" svg:width="10.922cm" svg:height="1.651cm" svg:x="117.967cm" svg:y="55.991cm">
          <text:p text:style-name="P10"><text:span text:style-name="T2">« Продолжить »</text:span></text:p>
          <text:p text:style-name="P10"><text:span text:style-name="T2"/></text:p>
          <text:p text:style-name="P10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2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2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2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4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5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6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3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4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6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7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8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39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0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1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2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3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8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7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4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2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5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4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7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8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49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2" draw:text-style-name="P12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7" draw:text-style-name="P13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8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59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0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3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4"><text:span text:style-name="T1">После того как Вы заканчиваете и Агата помогает одеться, </text:span></text:p>
          <text:p text:style-name="P14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7" draw:text-style-name="P13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7" draw:text-style-name="P13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7" draw:text-style-name="P13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4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5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6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4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7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8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xml:id="id129" draw:id="id129" draw:layer="layout" svg:width="9.525cm" svg:height="2.286cm" svg:x="56.753cm" svg:y="71.612cm">
          <text:p text:style-name="P14"><text:span text:style-name="T1">Вы оглядываетесь вокруг себя.</text:span></text:p>
          <text:p text:style-name="P14"><text:span text:style-name="T1">По обе стороны от Вас длинный коридор с дверьми.</text:span></text:p>
          <text:p text:style-name="P14"><text:span text:style-name="T1">В коридоре стоят люди в больничной одежде. </text:span></text:p>
          <text:p text:style-name="P14"><text:span text:style-name="T1">Увидев Вас они на некоторое время смотрят, как Вас ведут под руки.</text:span></text:p>
          <text:p text:style-name="P14"><text:span text:style-name="T1">Слышите как люди переговариваются. Кто то смеётся.</text:span></text:p>
          <text:p text:style-name="P14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6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6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1" draw:text-style-name="P15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4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2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3" draw:text-style-name="P15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2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59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6" draw:text-style-name="P3" xml:id="id149" draw:id="id149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556cm" svg:height="1.016cm" svg:x="136.636cm" svg:y="8.239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0" draw:id="id150" draw:layer="layout" svg:width="1.397cm" svg:height="0.508cm" svg:x="136.636cm" svg:y="7.73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4" draw:id="id154" draw:layer="layout" svg:width="2.032cm" svg:height="0.508cm" svg:x="136.636cm" svg:y="9.255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556cm" svg:height="1.016cm" svg:x="142.224cm" svg:y="8.112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1" draw:id="id151" draw:layer="layout" svg:width="1.397cm" svg:height="0.508cm" svg:x="142.224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6" draw:id="id156" draw:layer="layout" svg:width="2.032cm" svg:height="0.508cm" svg:x="142.224cm" svg:y="9.128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556cm" svg:height="1.016cm" svg:x="152.511cm" svg:y="8.112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3" draw:id="id153" draw:layer="layout" svg:width="1.397cm" svg:height="0.508cm" svg:x="152.511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8" draw:id="id158" draw:layer="layout" svg:width="2.032cm" svg:height="0.508cm" svg:x="152.511cm" svg:y="9.128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556cm" svg:height="1.016cm" svg:x="159.242cm" svg:y="7.985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2" draw:id="id152" draw:layer="layout" svg:width="1.397cm" svg:height="0.508cm" svg:x="159.242cm" svg:y="7.4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59.242cm" svg:y="9.001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272cm" svg:y1="5.953cm" svg:x2="137.334cm" svg:y2="7.731cm" draw:start-shape="id149" draw:start-glue-point="3" draw:end-shape="id150" draw:end-glue-point="0" svg:d="M145272 5953h-7938v1778" svg:viewBox="0 0 7939 1779">
          <text:p/>
        </draw:connector>
        <draw:connector draw:style-name="gr7" draw:text-style-name="P2" draw:layer="layout" svg:x1="145.272cm" svg:y1="5.953cm" svg:x2="142.922cm" svg:y2="7.604cm" draw:start-shape="id149" draw:start-glue-point="3" draw:end-shape="id151" draw:end-glue-point="0" svg:d="M145272 5953h-2350v1651" svg:viewBox="0 0 2351 1652">
          <text:p/>
        </draw:connector>
        <draw:connector draw:style-name="gr7" draw:text-style-name="P2" draw:layer="layout" svg:x1="150.606cm" svg:y1="5.953cm" svg:x2="159.94cm" svg:y2="7.477cm" draw:start-shape="id149" draw:start-glue-point="1" draw:end-shape="id152" draw:end-glue-point="0" svg:d="M150606 5953h9334v1524" svg:viewBox="0 0 9335 1525">
          <text:p/>
        </draw:connector>
        <draw:connector draw:style-name="gr7" draw:text-style-name="P2" draw:layer="layout" svg:x1="150.606cm" svg:y1="5.953cm" svg:x2="153.209cm" svg:y2="7.604cm" draw:start-shape="id149" draw:start-glue-point="1" draw:end-shape="id153" draw:end-glue-point="0" svg:d="M150606 5953h2603v1651" svg:viewBox="0 0 2604 1652">
          <text:p/>
        </draw:connector>
        <draw:custom-shape draw:style-name="gr26" draw:text-style-name="P3" xml:id="id162" draw:id="id162" draw:layer="layout" svg:width="5.334cm" svg:height="1.016cm" svg:x="135.493cm" svg:y="12.938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5" draw:id="id155" draw:layer="layout" svg:width="4.445cm" svg:height="0.508cm" svg:x="135.493cm" svg:y="12.4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652cm" svg:y1="9.763cm" svg:x2="137.715cm" svg:y2="12.43cm" draw:start-shape="id154" draw:start-glue-point="2" draw:end-shape="id155" draw:end-glue-point="0" svg:d="M137652 9763v1334h63v1333" svg:viewBox="0 0 64 2668">
          <text:p/>
        </draw:connector>
        <draw:custom-shape draw:style-name="gr74" draw:text-style-name="P3" draw:layer="layout" svg:width="5.461cm" svg:height="1.143cm" svg:x="142.605cm" svg:y="12.938cm">
          <text:p text:style-name="P2"><text:span text:style-name="T1">Похоже на правду. 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7" draw:id="id157" draw:layer="layout" svg:width="4.445cm" svg:height="0.508cm" svg:x="142.605cm" svg:y="12.4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24cm" svg:y1="9.636cm" svg:x2="144.827cm" svg:y2="12.43cm" draw:start-shape="id156" draw:start-glue-point="2" draw:end-shape="id157" draw:end-glue-point="0" svg:d="M143240 9636v1397h1587v1397" svg:viewBox="0 0 1588 2795">
          <text:p/>
        </draw:connector>
        <draw:custom-shape draw:style-name="gr75" draw:text-style-name="P3" draw:layer="layout" svg:width="5.969cm" svg:height="1.016cm" svg:x="151.622cm" svg:y="12.938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9" draw:id="id159" draw:layer="layout" svg:width="4.445cm" svg:height="0.508cm" svg:x="151.622cm" svg:y="12.4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27cm" svg:y1="9.636cm" svg:x2="153.844cm" svg:y2="12.43cm" draw:start-shape="id158" draw:start-glue-point="2" draw:end-shape="id159" draw:end-glue-point="0" svg:d="M153527 9636v1397h317v1397" svg:viewBox="0 0 318 2795">
          <text:p/>
        </draw:connector>
        <draw:custom-shape draw:style-name="gr76" draw:text-style-name="P3" draw:layer="layout" svg:width="7.874cm" svg:height="1.016cm" svg:x="159.115cm" svg:y="12.938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59.115cm" svg:y="12.4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9.509cm" svg:x2="161.337cm" svg:y2="12.43cm" draw:start-shape="id160" draw:start-glue-point="2" draw:end-shape="id161" draw:end-glue-point="0" svg:d="M160258 9509v1461h1079v1460" svg:viewBox="0 0 1080 2922">
          <text:p/>
        </draw:connector>
        <draw:custom-shape draw:style-name="gr22" draw:text-style-name="P3" draw:layer="layout" svg:width="6.604cm" svg:height="1.016cm" svg:x="134.223cm" svg:y="15.986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3" draw:id="id163" draw:layer="layout" svg:width="1.397cm" svg:height="0.508cm" svg:x="134.223cm" svg:y="15.4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34.223cm" svg:y="17.002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16cm" svg:y1="13.954cm" svg:x2="134.921cm" svg:y2="15.478cm" draw:start-shape="id162" draw:start-glue-point="2" draw:end-shape="id163" draw:end-glue-point="0" svg:d="M138160 13954v762h-3239v762" svg:viewBox="0 0 3240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8T21:26:13.000793427</dc:date>
    <meta:editing-duration>P1DT13H33M39S</meta:editing-duration>
    <meta:editing-cycles>291</meta:editing-cycles>
    <meta:generator>LibreOffice/6.0.7.3$Linux_X86_64 LibreOffice_project/00m0$Build-3</meta:generator>
    <meta:document-statistic meta:object-count="371"/>
  </office:meta>
</office:document-meta>
</file>